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496" officeooo:paragraph-rsid="00037496"/>
    </style:style>
    <style:style style:name="P2" style:family="paragraph" style:parent-style-name="Standard">
      <style:text-properties officeooo:rsid="0004af16" officeooo:paragraph-rsid="0004af16"/>
    </style:style>
    <style:style style:name="P3" style:family="paragraph" style:parent-style-name="Standard">
      <style:text-properties officeooo:rsid="0004f16c" officeooo:paragraph-rsid="0004f16c"/>
    </style:style>
    <style:style style:name="P4" style:family="paragraph" style:parent-style-name="Standard">
      <style:text-properties fo:color="#ff3333" officeooo:rsid="0004f16c" officeooo:paragraph-rsid="0004f16c"/>
    </style:style>
    <style:style style:name="P5" style:family="paragraph" style:parent-style-name="Standard">
      <style:text-properties officeooo:rsid="0006994d" officeooo:paragraph-rsid="000699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ador que va rapido, diff Cs entire dataset:</text:p>
      <text:p text:style-name="P1"/>
      <text:p text:style-name="P2">Model Training Program is running...</text:p>
      <text:p text:style-name="P2">FULL DATASET</text:p>
      <text:p text:style-name="P2">C VARIABLE EQUAL TO: <text:s/>0.1</text:p>
      <text:p text:style-name="P2">LINEAR KERNEL TYPE</text:p>
      <text:p text:style-name="P2">RESULTS FOR SLIDING WINDOW <text:s/>15</text:p>
      <text:p text:style-name="P2">Confusion matrix, without normalization</text:p>
      <text:p text:style-name="P2">[[15566 <text:s text:c="2"/>938]</text:p>
      <text:p text:style-name="P2"><text:s/>[ 3733 <text:s/>1928]]</text:p>
      <text:p text:style-name="P2">Normalized confusion matrix</text:p>
      <text:p text:style-name="P2">[[ 0.94316529 <text:s/>0.05683471]</text:p>
      <text:p text:style-name="P2"><text:s/>[ 0.65942413 <text:s/>0.34057587]]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81 <text:s text:c="5"/>0.94 <text:s text:c="5"/>0.87 <text:s text:c="4"/>16504</text:p>
      <text:p text:style-name="P2">Class 1 == beta barrel <text:s text:c="6"/>0.67 <text:s text:c="5"/>0.34 <text:s text:c="5"/>0.45 <text:s text:c="5"/>5661</text:p>
      <text:p text:style-name="P2"/>
      <text:p text:style-name="P2"><text:s text:c="11"/>avg / total <text:s text:c="6"/>0.77 <text:s text:c="5"/>0.79 <text:s text:c="5"/>0.76 <text:s text:c="4"/>22165</text:p>
      <text:p text:style-name="P2"/>
      <text:p text:style-name="P2">[ 0.78958051 <text:s/>0.7924656 <text:s text:c="2"/>0.79787954 <text:s/>0.7818633 <text:s text:c="2"/>0.78452166]</text:p>
      <text:p text:style-name="P2">The accuracy for a sliding window of 15: 0.7893 (+/- 0.0114)</text:p>
      <text:p text:style-name="P2">Cross-Predicted Accuracy: -0.108141534509</text:p>
      <text:p text:style-name="P2"/>
      <text:p text:style-name="P2"/>
      <text:p text:style-name="P2"/>
      <text:p text:style-name="P2">Traceback (most recent call last):</text:p>
      <text:p text:style-name="P2"><text:s text:c="2"/>File "Training.py", line 62, in &lt;module&gt;</text:p>
      <text:p text:style-name="P2"><text:s text:c="4"/>pickle.dump(clf, open('finalized_model_' + str(slidwindow) + '_C'+c+'.pkl', 'wb'))</text:p>
      <text:p text:style-name="P2">TypeError: Can't convert 'float' object to str implicitl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Model Training Program is running...</text:p>
      <text:p text:style-name="P3">FULL DATASET</text:p>
      <text:p text:style-name="P3">C VARIABLE EQUAL TO: <text:s/>0.2</text:p>
      <text:p text:style-name="P3">LINEAR KERNEL TYPE</text:p>
      <text:p text:style-name="P3">RESULTS FOR SLIDING WINDOW <text:s/>15</text:p>
      <text:p text:style-name="P3">Confusion matrix, without normalization</text:p>
      <text:p text:style-name="P3">[[15497 <text:s/>1007]</text:p>
      <text:p text:style-name="P3"><text:s/>[ 3630 <text:s/>2031]]</text:p>
      <text:p text:style-name="P3">Normalized confusion matrix</text:p>
      <text:p text:style-name="P3">[[ 0.93898449 <text:s/>0.06101551]</text:p>
      <text:p text:style-name="P3"><text:s/>[ 0.64122946 <text:s/>0.3587705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1 <text:s text:c="5"/>0.94 <text:s text:c="5"/>0.87 <text:s text:c="4"/>16504</text:p>
      <text:p text:style-name="P3">Class 1 == beta barrel <text:s text:c="6"/>0.67 <text:s text:c="5"/>0.36 <text:s text:c="5"/>0.47 <text:s text:c="5"/>5661</text:p>
      <text:p text:style-name="P3"/>
      <text:p text:style-name="P3"><text:s text:c="11"/>avg / total <text:s text:c="6"/>0.77 <text:s text:c="5"/>0.79 <text:s text:c="5"/>0.77 <text:s text:c="4"/>22165</text:p>
      <text:p text:style-name="P3"/>
      <text:p text:style-name="P3">[ 0.79048263 <text:s/>0.79584931 <text:s/>0.7983307 <text:s text:c="2"/>0.78254004 <text:s/>0.78677798]</text:p>
      <text:p text:style-name="P3">The accuracy for a sliding window of 15: 0.7908 (+/- 0.0115)</text:p>
      <text:p text:style-name="P3">Cross-Predicted Accuracy: -0.100075421862</text:p>
      <text:p text:style-name="P3"/>
      <text:p text:style-name="P3"/>
      <text:p text:style-name="P3"/>
      <text:p text:style-name="P3">C VARIABLE EQUAL TO: <text:s/>0.30000000000000004</text:p>
      <text:p text:style-name="P3">LINEAR KERNEL TYPE</text:p>
      <text:p text:style-name="P3">RESULTS FOR SLIDING WINDOW <text:s/>15</text:p>
      <text:p text:style-name="P3">Confusion matrix, without normalization</text:p>
      <text:p text:style-name="P3">[[15461 <text:s/>1043]</text:p>
      <text:p text:style-name="P3"><text:s/>[ 3566 <text:s/>2095]]</text:p>
      <text:p text:style-name="P3">Normalized confusion matrix</text:p>
      <text:p text:style-name="P3">[[ 0.9368032 <text:s text:c="2"/>0.0631968 ]</text:p>
      <text:p text:style-name="P3"><text:s/>[ 0.62992404 <text:s/>0.3700759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1 <text:s text:c="5"/>0.94 <text:s text:c="5"/>0.87 <text:s text:c="4"/>16504</text:p>
      <text:p text:style-name="P3">Class 1 == beta barrel <text:s text:c="6"/>0.67 <text:s text:c="5"/>0.37 <text:s text:c="5"/>0.48 <text:s text:c="5"/>5661</text:p>
      <text:p text:style-name="P3"/>
      <text:p text:style-name="P3"><text:s text:c="11"/>avg / total <text:s text:c="6"/>0.78 <text:s text:c="5"/>0.79 <text:s text:c="5"/>0.77 <text:s text:c="4"/>22165</text:p>
      <text:p text:style-name="P3"/>
      <text:p text:style-name="P3">^Z</text:p>
      <text:p text:style-name="P3">[3]+ <text:s/>Stopped <text:s text:c="16"/>python3 Training.py</text:p>
      <text:p text:style-name="P3">u2351@stud35:~/Desktop/MTLS/Projects/general_scripts$ python3 Training.py </text:p>
      <text:p text:style-name="P3">Model Training Program is running...</text:p>
      <text:p text:style-name="P3">HALF OF THE DATASET</text:p>
      <text:p text:style-name="P3">C VARIABLE EQUAL TO: <text:s/>0.1</text:p>
      <text:p text:style-name="P3">LINEAR KERNEL TYPE</text:p>
      <text:p text:style-name="P3">RESULTS FOR SLIDING WINDOW <text:s/>35</text:p>
      <text:p text:style-name="P3">Confusion matrix, without normalization</text:p>
      <text:p text:style-name="P3"><text:soft-page-break/>[[4608 <text:s/>557]</text:p>
      <text:p text:style-name="P3"><text:s/>[ 894 <text:s/>943]]</text:p>
      <text:p text:style-name="P3">Normalized confusion matrix</text:p>
      <text:p text:style-name="P3">[[ 0.89215876 <text:s/>0.10784124]</text:p>
      <text:p text:style-name="P3"><text:s/>[ 0.48666304 <text:s/>0.5133369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89 <text:s text:c="5"/>0.86 <text:s text:c="5"/>5165</text:p>
      <text:p text:style-name="P3">Class 1 == beta barrel <text:s text:c="6"/>0.63 <text:s text:c="5"/>0.51 <text:s text:c="5"/>0.57 <text:s text:c="5"/>1837</text:p>
      <text:p text:style-name="P3"/>
      <text:p text:style-name="P3"><text:s text:c="11"/>avg / total <text:s text:c="6"/>0.78 <text:s text:c="5"/>0.79 <text:s text:c="5"/>0.79 <text:s text:c="5"/>7002</text:p>
      <text:p text:style-name="P3"/>
      <text:p text:style-name="P3">^Z</text:p>
      <text:p text:style-name="P3">[4]+ <text:s/>Stopped <text:s text:c="16"/>python3 Training.p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u2351@stud35:~/Desktop/MTLS/Projects/general_scripts$ python3 Training.py </text:p>
      <text:p text:style-name="P4">Model Training Program is running...</text:p>
      <text:p text:style-name="P4">HALF OF THE DATASET</text:p>
      <text:p text:style-name="P3">C VARIABLE EQUAL TO: <text:s/>0.1</text:p>
      <text:p text:style-name="P3">LINEAR KERNEL TYPE</text:p>
      <text:p text:style-name="P3">RESULTS FOR SLIDING WINDOW <text:s/>35</text:p>
      <text:p text:style-name="P3">Confusion matrix, without normalization</text:p>
      <text:p text:style-name="P3">[[4608 <text:s/>557]</text:p>
      <text:p text:style-name="P3"><text:s/>[ 894 <text:s/>943]]</text:p>
      <text:p text:style-name="P3">Normalized confusion matrix</text:p>
      <text:p text:style-name="P3">[[ 0.89215876 <text:s/>0.10784124]</text:p>
      <text:p text:style-name="P3"><text:s/>[ 0.48666304 <text:s/>0.5133369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89 <text:s text:c="5"/>0.86 <text:s text:c="5"/>5165</text:p>
      <text:p text:style-name="P3">Class 1 == beta barrel <text:s text:c="6"/>0.63 <text:s text:c="5"/>0.51 <text:s text:c="5"/>0.57 <text:s text:c="5"/>1837</text:p>
      <text:p text:style-name="P3"/>
      <text:p text:style-name="P3"><text:s text:c="11"/>avg / total <text:s text:c="6"/>0.78 <text:s text:c="5"/>0.79 <text:s text:c="5"/>0.79 <text:s text:c="5"/>7002</text:p>
      <text:p text:style-name="P3"/>
      <text:p text:style-name="P3">[ 0.80228408 <text:s/>0.78800857 <text:s/>0.76642857 <text:s/>0.80857143 <text:s/>0.79857143]</text:p>
      <text:p text:style-name="P3">The accuracy for a sliding window of 35: 0.7928 (+/- 0.0295)</text:p>
      <text:p text:style-name="P3">Cross-Predicted Accuracy: -0.0708041279054</text:p>
      <text:p text:style-name="P3"/>
      <text:p text:style-name="P3"/>
      <text:p text:style-name="P3"/>
      <text:p text:style-name="P3">C VARIABLE EQUAL TO: <text:s/>0.2</text:p>
      <text:p text:style-name="P3">LINEAR KERNEL TYPE</text:p>
      <text:p text:style-name="P3">RESULTS FOR SLIDING WINDOW <text:s/>35</text:p>
      <text:p text:style-name="P3">Confusion matrix, without normalization</text:p>
      <text:p text:style-name="P3">[[4570 <text:s/>595]</text:p>
      <text:p text:style-name="P3"><text:s/>[ 857 <text:s/>980]]</text:p>
      <text:p text:style-name="P3">Normalized confusion matrix</text:p>
      <text:p text:style-name="P3">[[ 0.88480155 <text:s/>0.11519845]</text:p>
      <text:p text:style-name="P3"><text:s/>[ 0.4665215 <text:s text:c="2"/>0.5334785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88 <text:s text:c="5"/>0.86 <text:s text:c="5"/>5165</text:p>
      <text:p text:style-name="P3">Class 1 == beta barrel <text:s text:c="6"/>0.62 <text:s text:c="5"/>0.53 <text:s text:c="5"/>0.57 <text:s text:c="5"/>1837</text:p>
      <text:p text:style-name="P3"/>
      <text:p text:style-name="P3"><text:s text:c="11"/>avg / total <text:s text:c="6"/>0.78 <text:s text:c="5"/>0.79 <text:s text:c="5"/>0.79 <text:s text:c="5"/>7002</text:p>
      <text:p text:style-name="P3"/>
      <text:p text:style-name="P3">[ 0.80513919 <text:s/>0.79229122 <text:s/>0.76214286 <text:s/>0.80714286 <text:s/>0.79642857]</text:p>
      <text:p text:style-name="P3">The accuracy for a sliding window of 35: 0.7926 (+/- 0.0324)</text:p>
      <text:p text:style-name="P3">Cross-Predicted Accuracy: -0.0715421045614</text:p>
      <text:p text:style-name="P3"/>
      <text:p text:style-name="P3"/>
      <text:p text:style-name="P3"/>
      <text:p text:style-name="P3">C VARIABLE EQUAL TO: <text:s/>0.30000000000000004</text:p>
      <text:p text:style-name="P3">LINEAR KERNEL TYPE</text:p>
      <text:p text:style-name="P3"><text:soft-page-break/>RESULTS FOR SLIDING WINDOW <text:s/>35</text:p>
      <text:p text:style-name="P3">Confusion matrix, without normalization</text:p>
      <text:p text:style-name="P3">[[4541 <text:s/>624]</text:p>
      <text:p text:style-name="P3"><text:s/>[ 843 <text:s/>994]]</text:p>
      <text:p text:style-name="P3">Normalized confusion matrix</text:p>
      <text:p text:style-name="P3">[[ 0.87918683 <text:s/>0.12081317]</text:p>
      <text:p text:style-name="P3"><text:s/>[ 0.45890038 <text:s/>0.541099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4 <text:s text:c="5"/>0.88 <text:s text:c="5"/>0.86 <text:s text:c="5"/>5165</text:p>
      <text:p text:style-name="P3">Class 1 == beta barrel <text:s text:c="6"/>0.61 <text:s text:c="5"/>0.54 <text:s text:c="5"/>0.58 <text:s text:c="5"/>1837</text:p>
      <text:p text:style-name="P3"/>
      <text:p text:style-name="P3"><text:s text:c="11"/>avg / total <text:s text:c="6"/>0.78 <text:s text:c="5"/>0.79 <text:s text:c="5"/>0.79 <text:s text:c="5"/>7002</text:p>
      <text:p text:style-name="P3"/>
      <text:p text:style-name="P3">[ 0.80014276 <text:s/>0.79014989 <text:s/>0.76642857 <text:s/>0.80357143 <text:s/>0.79214286]</text:p>
      <text:p text:style-name="P3">The accuracy for a sliding window of 35: 0.7905 (+/- 0.0260)</text:p>
      <text:p text:style-name="P3">Cross-Predicted Accuracy: -0.082611754402</text:p>
      <text:p text:style-name="P3"/>
      <text:p text:style-name="P3"/>
      <text:p text:style-name="P3"/>
      <text:p text:style-name="P3">C VARIABLE EQUAL TO: <text:s/>0.4</text:p>
      <text:p text:style-name="P3">LINEAR KERNEL TYPE</text:p>
      <text:p text:style-name="P3">RESULTS FOR SLIDING WINDOW <text:s/>35</text:p>
      <text:p text:style-name="P3">Confusion matrix, without normalization</text:p>
      <text:p text:style-name="P3">[[4541 <text:s/>624]</text:p>
      <text:p text:style-name="P3"><text:s/>[ 830 1007]]</text:p>
      <text:p text:style-name="P3">Normalized confusion matrix</text:p>
      <text:p text:style-name="P3">[[ 0.87918683 <text:s/>0.12081317]</text:p>
      <text:p text:style-name="P3"><text:s/>[ 0.45182363 <text:s/>0.548176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5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228408 <text:s/>0.79371877 <text:s/>0.76928571 <text:s/>0.80785714 <text:s/>0.78857143]</text:p>
      <text:p text:style-name="P3">The accuracy for a sliding window of 35: 0.7923 (+/- 0.0266)</text:p>
      <text:p text:style-name="P3">Cross-Predicted Accuracy: -0.0730180578735</text:p>
      <text:p text:style-name="P3"/>
      <text:p text:style-name="P3"/>
      <text:p text:style-name="P3"/>
      <text:p text:style-name="P3">C VARIABLE EQUAL TO: <text:s/>0.5</text:p>
      <text:p text:style-name="P3">LINEAR KERNEL TYPE</text:p>
      <text:p text:style-name="P3">RESULTS FOR SLIDING WINDOW <text:s/>35</text:p>
      <text:p text:style-name="P3">Confusion matrix, without normalization</text:p>
      <text:p text:style-name="P3">[[4535 <text:s/>630]</text:p>
      <text:p text:style-name="P3"><text:s/>[ 828 1009]]</text:p>
      <text:p text:style-name="P3">Normalized confusion matrix</text:p>
      <text:p text:style-name="P3"><text:soft-page-break/>[[ 0.87802517 <text:s/>0.12197483]</text:p>
      <text:p text:style-name="P3"><text:s/>[ 0.45073489 <text:s/>0.5492651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5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656674 <text:s/>0.78872234 <text:s/>0.76642857 <text:s/>0.80571429 <text:s/>0.79142857]</text:p>
      <text:p text:style-name="P3">The accuracy for a sliding window of 35: 0.7918 (+/- 0.0292)</text:p>
      <text:p text:style-name="P3">Cross-Predicted Accuracy: -0.0759699644977</text:p>
      <text:p text:style-name="P3"/>
      <text:p text:style-name="P3"/>
      <text:p text:style-name="P3"/>
      <text:p text:style-name="P3">C VARIABLE EQUAL TO: <text:s/>0.6000000000000001</text:p>
      <text:p text:style-name="P3">LINEAR KERNEL TYPE</text:p>
      <text:p text:style-name="P3">RESULTS FOR SLIDING WINDOW <text:s/>35</text:p>
      <text:p text:style-name="P3">Confusion matrix, without normalization</text:p>
      <text:p text:style-name="P3">[[4542 <text:s/>623]</text:p>
      <text:p text:style-name="P3"><text:s/>[ 820 1017]]</text:p>
      <text:p text:style-name="P3">Normalized confusion matrix</text:p>
      <text:p text:style-name="P3">[[ 0.87938045 <text:s/>0.12061955]</text:p>
      <text:p text:style-name="P3"><text:s/>[ 0.44637997 <text:s/>0.5536200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5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585296 <text:s/>0.78872234 <text:s/>0.77214286 <text:s/>0.81 <text:s text:c="7"/>0.79285714]</text:p>
      <text:p text:style-name="P3">The accuracy for a sliding window of 35: 0.7939 (+/- 0.0269)</text:p>
      <text:p text:style-name="P3">Cross-Predicted Accuracy: -0.0649003146571</text:p>
      <text:p text:style-name="P3"/>
      <text:p text:style-name="P3"/>
      <text:p text:style-name="P3"/>
      <text:p text:style-name="P3">C VARIABLE EQUAL TO: <text:s/>0.7000000000000001</text:p>
      <text:p text:style-name="P3">LINEAR KERNEL TYPE</text:p>
      <text:p text:style-name="P3">RESULTS FOR SLIDING WINDOW <text:s/>35</text:p>
      <text:p text:style-name="P3">Confusion matrix, without normalization</text:p>
      <text:p text:style-name="P3">[[4540 <text:s/>625]</text:p>
      <text:p text:style-name="P3"><text:s/>[ 822 1015]]</text:p>
      <text:p text:style-name="P3">Normalized confusion matrix</text:p>
      <text:p text:style-name="P3">[[ 0.87899322 <text:s/>0.12100678]</text:p>
      <text:p text:style-name="P3"><text:s/>[ 0.4474687 <text:s text:c="2"/>0.5525313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<text:soft-page-break/>Class 1 == beta barrel <text:s text:c="6"/>0.62 <text:s text:c="5"/>0.55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299786 <text:s/>0.79229122 <text:s/>0.77 <text:s text:c="7"/>0.81142857 <text:s/>0.79 <text:s text:c="5"/>]</text:p>
      <text:p text:style-name="P3">The accuracy for a sliding window of 35: 0.7933 (+/- 0.0280)</text:p>
      <text:p text:style-name="P3">Cross-Predicted Accuracy: -0.0678522212813</text:p>
      <text:p text:style-name="P3"/>
      <text:p text:style-name="P3"/>
      <text:p text:style-name="P3"/>
      <text:p text:style-name="P3">C VARIABLE EQUAL TO: <text:s/>0.8</text:p>
      <text:p text:style-name="P3">LINEAR KERNEL TYPE</text:p>
      <text:p text:style-name="P3">RESULTS FOR SLIDING WINDOW <text:s/>35</text:p>
      <text:p text:style-name="P3">Confusion matrix, without normalization</text:p>
      <text:p text:style-name="P3">[[4536 <text:s/>629]</text:p>
      <text:p text:style-name="P3"><text:s/>[ 815 1022]]</text:p>
      <text:p text:style-name="P3">Normalized confusion matrix</text:p>
      <text:p text:style-name="P3">[[ 0.87821878 <text:s/>0.12178122]</text:p>
      <text:p text:style-name="P3"><text:s/>[ 0.44365814 <text:s/>0.556341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014276 <text:s/>0.78800857 <text:s/>0.77142857 <text:s/>0.81642857 <text:s/>0.79285714]</text:p>
      <text:p text:style-name="P3">The accuracy for a sliding window of 35: 0.7938 (+/- 0.0295)</text:p>
      <text:p text:style-name="P3">Cross-Predicted Accuracy: -0.0656382913132</text:p>
      <text:p text:style-name="P3"/>
      <text:p text:style-name="P3"/>
      <text:p text:style-name="P3"/>
      <text:p text:style-name="P3">C VARIABLE EQUAL TO: <text:s/>0.9</text:p>
      <text:p text:style-name="P3">LINEAR KERNEL TYPE</text:p>
      <text:p text:style-name="P3">RESULTS FOR SLIDING WINDOW <text:s/>35</text:p>
      <text:p text:style-name="P3">Confusion matrix, without normalization</text:p>
      <text:p text:style-name="P3">[[4539 <text:s/>626]</text:p>
      <text:p text:style-name="P3"><text:s/>[ 819 1018]]</text:p>
      <text:p text:style-name="P3">Normalized confusion matrix</text:p>
      <text:p text:style-name="P3">[[ 0.87879961 <text:s/>0.12120039]</text:p>
      <text:p text:style-name="P3"><text:s/>[ 0.4458356 <text:s text:c="2"/>0.5541644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5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014276 <text:s/>0.78943612 <text:s/>0.77214286 <text:s/>0.81785714 <text:s/>0.78857143]</text:p>
      <text:p text:style-name="P3"><text:soft-page-break/>The accuracy for a sliding window of 35: 0.7936 (+/- 0.0301)</text:p>
      <text:p text:style-name="P3">Cross-Predicted Accuracy: -0.0663762679692</text:p>
      <text:p text:style-name="P3"/>
      <text:p text:style-name="P3"/>
      <text:p text:style-name="P3"/>
      <text:p text:style-name="P3">C VARIABLE EQUAL TO: <text:s/>1.0</text:p>
      <text:p text:style-name="P3">LINEAR KERNEL TYPE</text:p>
      <text:p text:style-name="P3">RESULTS FOR SLIDING WINDOW <text:s/>35</text:p>
      <text:p text:style-name="P3">Confusion matrix, without normalization</text:p>
      <text:p text:style-name="P3">[[4535 <text:s/>630]</text:p>
      <text:p text:style-name="P3"><text:s/>[ 819 1018]]</text:p>
      <text:p text:style-name="P3">Normalized confusion matrix</text:p>
      <text:p text:style-name="P3">[[ 0.87802517 <text:s/>0.12197483]</text:p>
      <text:p text:style-name="P3"><text:s/>[ 0.4458356 <text:s text:c="2"/>0.5541644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5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228408 <text:s/>0.78872234 <text:s/>0.77214286 <text:s/>0.81428571 <text:s/>0.78785714]</text:p>
      <text:p text:style-name="P3">The accuracy for a sliding window of 35: 0.7931 (+/- 0.0286)</text:p>
      <text:p text:style-name="P3">Cross-Predicted Accuracy: -0.0693281745933</text:p>
      <text:p text:style-name="P3"/>
      <text:p text:style-name="P3"/>
      <text:p text:style-name="P3"/>
      <text:p text:style-name="P3">C VARIABLE EQUAL TO: <text:s/>1.1</text:p>
      <text:p text:style-name="P3">LINEAR KERNEL TYPE</text:p>
      <text:p text:style-name="P3">RESULTS FOR SLIDING WINDOW <text:s/>35</text:p>
      <text:p text:style-name="P3">Confusion matrix, without normalization</text:p>
      <text:p text:style-name="P3">[[4525 <text:s/>640]</text:p>
      <text:p text:style-name="P3"><text:s/>[ 813 1024]]</text:p>
      <text:p text:style-name="P3">Normalized confusion matrix</text:p>
      <text:p text:style-name="P3">[[ 0.87608906 <text:s/>0.12391094]</text:p>
      <text:p text:style-name="P3"><text:s/>[ 0.44256941 <text:s/>0.557430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299786 <text:s/>0.78943612 <text:s/>0.77142857 <text:s/>0.81214286 <text:s/>0.78642857]</text:p>
      <text:p text:style-name="P3">The accuracy for a sliding window of 35: 0.7925 (+/- 0.0281)</text:p>
      <text:p text:style-name="P3">Cross-Predicted Accuracy: -0.0722800812175</text:p>
      <text:p text:style-name="P3"/>
      <text:p text:style-name="P3"/>
      <text:p text:style-name="P3"/>
      <text:p text:style-name="P3"><text:soft-page-break/>C VARIABLE EQUAL TO: <text:s/>1.2000000000000002</text:p>
      <text:p text:style-name="P3">LINEAR KERNEL TYPE</text:p>
      <text:p text:style-name="P3">RESULTS FOR SLIDING WINDOW <text:s/>35</text:p>
      <text:p text:style-name="P3">Confusion matrix, without normalization</text:p>
      <text:p text:style-name="P3">[[4522 <text:s/>643]</text:p>
      <text:p text:style-name="P3"><text:s/>[ 808 1029]]</text:p>
      <text:p text:style-name="P3">Normalized confusion matrix</text:p>
      <text:p text:style-name="P3">[[ 0.87550823 <text:s/>0.12449177]</text:p>
      <text:p text:style-name="P3"><text:s/>[ 0.43984758 <text:s/>0.5601524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513919 <text:s/>0.78872234 <text:s/>0.76928571 <text:s/>0.81214286 <text:s/>0.78857143]</text:p>
      <text:p text:style-name="P3">The accuracy for a sliding window of 35: 0.7928 (+/- 0.0299)</text:p>
      <text:p text:style-name="P3">Cross-Predicted Accuracy: -0.0708041279054</text:p>
      <text:p text:style-name="P3"/>
      <text:p text:style-name="P3"/>
      <text:p text:style-name="P3"/>
      <text:p text:style-name="P3">C VARIABLE EQUAL TO: <text:s/>1.3</text:p>
      <text:p text:style-name="P3">LINEAR KERNEL TYPE</text:p>
      <text:p text:style-name="P3">RESULTS FOR SLIDING WINDOW <text:s/>35</text:p>
      <text:p text:style-name="P3">Confusion matrix, without normalization</text:p>
      <text:p text:style-name="P3">[[4524 <text:s/>641]</text:p>
      <text:p text:style-name="P3"><text:s/>[ 805 1032]]</text:p>
      <text:p text:style-name="P3">Normalized confusion matrix</text:p>
      <text:p text:style-name="P3">[[ 0.87589545 <text:s/>0.12410455]</text:p>
      <text:p text:style-name="P3"><text:s/>[ 0.43821448 <text:s/>0.561785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228408 <text:s/>0.793005 <text:s text:c="3"/>0.77 <text:s text:c="7"/>0.81357143 <text:s/>0.78857143]</text:p>
      <text:p text:style-name="P3">The accuracy for a sliding window of 35: 0.7935 (+/- 0.0291)</text:p>
      <text:p text:style-name="P3">Cross-Predicted Accuracy: -0.0671142446252</text:p>
      <text:p text:style-name="P3"/>
      <text:p text:style-name="P3"/>
      <text:p text:style-name="P3"/>
      <text:p text:style-name="P3">C VARIABLE EQUAL TO: <text:s/>1.4000000000000001</text:p>
      <text:p text:style-name="P3">LINEAR KERNEL TYPE</text:p>
      <text:p text:style-name="P3">RESULTS FOR SLIDING WINDOW <text:s/>35</text:p>
      <text:p text:style-name="P3">Confusion matrix, without normalization</text:p>
      <text:p text:style-name="P3">[[4517 <text:s/>648]</text:p>
      <text:p text:style-name="P3"><text:soft-page-break/><text:s/>[ 805 1032]]</text:p>
      <text:p text:style-name="P3">Normalized confusion matrix</text:p>
      <text:p text:style-name="P3">[[ 0.87454017 <text:s/>0.12545983]</text:p>
      <text:p text:style-name="P3"><text:s/>[ 0.43821448 <text:s/>0.561785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085653 <text:s/>0.793005 <text:s text:c="3"/>0.76785714 <text:s/>0.81214286 <text:s/>0.78857143]</text:p>
      <text:p text:style-name="P3">The accuracy for a sliding window of 35: 0.7925 (+/- 0.0294)</text:p>
      <text:p text:style-name="P3">Cross-Predicted Accuracy: -0.0722800812175</text:p>
      <text:p text:style-name="P3"/>
      <text:p text:style-name="P3"/>
      <text:p text:style-name="P3"/>
      <text:p text:style-name="P3">C VARIABLE EQUAL TO: <text:s/>1.5</text:p>
      <text:p text:style-name="P3">LINEAR KERNEL TYPE</text:p>
      <text:p text:style-name="P3">RESULTS FOR SLIDING WINDOW <text:s/>35</text:p>
      <text:p text:style-name="P3">Confusion matrix, without normalization</text:p>
      <text:p text:style-name="P3">[[4516 <text:s/>649]</text:p>
      <text:p text:style-name="P3"><text:s/>[ 804 1033]]</text:p>
      <text:p text:style-name="P3">Normalized confusion matrix</text:p>
      <text:p text:style-name="P3">[[ 0.87434656 <text:s/>0.12565344]</text:p>
      <text:p text:style-name="P3"><text:s/>[ 0.43767011 <text:s/>0.5623298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79942898 <text:s/>0.79229122 <text:s/>0.76857143 <text:s/>0.81214286 <text:s/>0.79 <text:s text:c="5"/>]</text:p>
      <text:p text:style-name="P3">The accuracy for a sliding window of 35: 0.7925 (+/- 0.0285)</text:p>
      <text:p text:style-name="P3">Cross-Predicted Accuracy: -0.0722800812175</text:p>
      <text:p text:style-name="P3"/>
      <text:p text:style-name="P3"/>
      <text:p text:style-name="P3"/>
      <text:p text:style-name="P3">C VARIABLE EQUAL TO: <text:s/>1.6</text:p>
      <text:p text:style-name="P3">LINEAR KERNEL TYPE</text:p>
      <text:p text:style-name="P3">RESULTS FOR SLIDING WINDOW <text:s/>35</text:p>
      <text:p text:style-name="P3">Confusion matrix, without normalization</text:p>
      <text:p text:style-name="P3">[[4526 <text:s/>639]</text:p>
      <text:p text:style-name="P3"><text:s/>[ 809 1028]]</text:p>
      <text:p text:style-name="P3">Normalized confusion matrix</text:p>
      <text:p text:style-name="P3">[[ 0.87628267 <text:s/>0.12371733]</text:p>
      <text:p text:style-name="P3"><text:s/>[ 0.44039194 <text:s/>0.55960806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014276 <text:s/>0.79229122 <text:s/>0.77285714 <text:s/>0.81285714 <text:s/>0.78785714]</text:p>
      <text:p text:style-name="P3">The accuracy for a sliding window of 35: 0.7932 (+/- 0.0265)</text:p>
      <text:p text:style-name="P3">Cross-Predicted Accuracy: -0.0685901979373</text:p>
      <text:p text:style-name="P3"/>
      <text:p text:style-name="P3"/>
      <text:p text:style-name="P3"/>
      <text:p text:style-name="P3">C VARIABLE EQUAL TO: <text:s/>1.7000000000000002</text:p>
      <text:p text:style-name="P3">LINEAR KERNEL TYPE</text:p>
      <text:p text:style-name="P3">RESULTS FOR SLIDING WINDOW <text:s/>35</text:p>
      <text:p text:style-name="P3">Confusion matrix, without normalization</text:p>
      <text:p text:style-name="P3">[[4526 <text:s/>639]</text:p>
      <text:p text:style-name="P3"><text:s/>[ 812 1025]]</text:p>
      <text:p text:style-name="P3">Normalized confusion matrix</text:p>
      <text:p text:style-name="P3">[[ 0.87628267 <text:s/>0.12371733]</text:p>
      <text:p text:style-name="P3"><text:s/>[ 0.44202504 <text:s/>0.5579749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157031 <text:s/>0.79157744 <text:s/>0.77214286 <text:s/>0.81214286 <text:s/>0.78642857]</text:p>
      <text:p text:style-name="P3">The accuracy for a sliding window of 35: 0.7928 (+/- 0.0271)</text:p>
      <text:p text:style-name="P3">Cross-Predicted Accuracy: -0.0708041279054</text:p>
      <text:p text:style-name="P3"/>
      <text:p text:style-name="P3"/>
      <text:p text:style-name="P3"/>
      <text:p text:style-name="P3">C VARIABLE EQUAL TO: <text:s/>1.8</text:p>
      <text:p text:style-name="P3">LINEAR KERNEL TYPE</text:p>
      <text:p text:style-name="P3">RESULTS FOR SLIDING WINDOW <text:s/>35</text:p>
      <text:p text:style-name="P3">Confusion matrix, without normalization</text:p>
      <text:p text:style-name="P3">[[4526 <text:s/>639]</text:p>
      <text:p text:style-name="P3"><text:s/>[ 813 1024]]</text:p>
      <text:p text:style-name="P3">Normalized confusion matrix</text:p>
      <text:p text:style-name="P3">[[ 0.87628267 <text:s/>0.12371733]</text:p>
      <text:p text:style-name="P3"><text:s/>[ 0.44256941 <text:s/>0.557430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><text:soft-page-break/></text:p>
      <text:p text:style-name="P3">[ 0.80157031 <text:s/>0.79157744 <text:s/>0.77142857 <text:s/>0.81214286 <text:s/>0.78642857]</text:p>
      <text:p text:style-name="P3">The accuracy for a sliding window of 35: 0.7926 (+/- 0.0276)</text:p>
      <text:p text:style-name="P3">Cross-Predicted Accuracy: -0.0715421045614</text:p>
      <text:p text:style-name="P3"/>
      <text:p text:style-name="P3"/>
      <text:p text:style-name="P3"/>
      <text:p text:style-name="P3">C VARIABLE EQUAL TO: <text:s/>1.9000000000000001</text:p>
      <text:p text:style-name="P3">LINEAR KERNEL TYPE</text:p>
      <text:p text:style-name="P3">RESULTS FOR SLIDING WINDOW <text:s/>35</text:p>
      <text:p text:style-name="P3">Confusion matrix, without normalization</text:p>
      <text:p text:style-name="P3">[[4529 <text:s/>636]</text:p>
      <text:p text:style-name="P3"><text:s/>[ 811 1026]]</text:p>
      <text:p text:style-name="P3">Normalized confusion matrix</text:p>
      <text:p text:style-name="P3">[[ 0.8768635 <text:s text:c="2"/>0.1231365 ]</text:p>
      <text:p text:style-name="P3"><text:s/>[ 0.44148068 <text:s/>0.5585193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371163 <text:s/>0.793005 <text:s text:c="3"/>0.77214286 <text:s/>0.81 <text:s text:c="7"/>0.78785714]</text:p>
      <text:p text:style-name="P3">The accuracy for a sliding window of 35: 0.7933 (+/- 0.0263)</text:p>
      <text:p text:style-name="P3">Cross-Predicted Accuracy: -0.0678522212813</text:p>
      <text:p text:style-name="P3"/>
      <text:p text:style-name="P3"/>
      <text:p text:style-name="P3"/>
      <text:p text:style-name="P3">C VARIABLE EQUAL TO: <text:s/>2.0</text:p>
      <text:p text:style-name="P3">LINEAR KERNEL TYPE</text:p>
      <text:p text:style-name="P3">RESULTS FOR SLIDING WINDOW <text:s/>35</text:p>
      <text:p text:style-name="P3">Confusion matrix, without normalization</text:p>
      <text:p text:style-name="P3">[[4527 <text:s/>638]</text:p>
      <text:p text:style-name="P3"><text:s/>[ 807 1030]]</text:p>
      <text:p text:style-name="P3">Normalized confusion matrix</text:p>
      <text:p text:style-name="P3">[[ 0.87647628 <text:s/>0.12352372]</text:p>
      <text:p text:style-name="P3"><text:s/>[ 0.43930321 <text:s/>0.5606967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585296 <text:s/>0.79229122 <text:s/>0.77142857 <text:s/>0.80928571 <text:s/>0.78928571]</text:p>
      <text:p text:style-name="P3">The accuracy for a sliding window of 35: 0.7936 (+/- 0.0270)</text:p>
      <text:p text:style-name="P3">Cross-Predicted Accuracy: -0.0663762679692</text:p>
      <text:p text:style-name="P3"/>
      <text:p text:style-name="P3"><text:soft-page-break/></text:p>
      <text:p text:style-name="P3"/>
      <text:p text:style-name="P3">C VARIABLE EQUAL TO: <text:s/>2.1</text:p>
      <text:p text:style-name="P3">LINEAR KERNEL TYPE</text:p>
      <text:p text:style-name="P3">RESULTS FOR SLIDING WINDOW <text:s/>35</text:p>
      <text:p text:style-name="P3">Confusion matrix, without normalization</text:p>
      <text:p text:style-name="P3">[[4526 <text:s/>639]</text:p>
      <text:p text:style-name="P3"><text:s/>[ 807 1030]]</text:p>
      <text:p text:style-name="P3">Normalized confusion matrix</text:p>
      <text:p text:style-name="P3">[[ 0.87628267 <text:s/>0.12371733]</text:p>
      <text:p text:style-name="P3"><text:s/>[ 0.43930321 <text:s/>0.5606967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8 <text:s text:c="5"/>0.86 <text:s text:c="5"/>5165</text:p>
      <text:p text:style-name="P3">Class 1 == beta barrel <text:s text:c="6"/>0.62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585296 <text:s/>0.793005 <text:s text:c="3"/>0.77357143 <text:s/>0.80928571 <text:s/>0.78571429]</text:p>
      <text:p text:style-name="P3">The accuracy for a sliding window of 35: 0.7935 (+/- 0.0262)</text:p>
      <text:p text:style-name="P3">Cross-Predicted Accuracy: -0.0671142446252</text:p>
      <text:p text:style-name="P3"/>
      <text:p text:style-name="P3"/>
      <text:p text:style-name="P3"/>
      <text:p text:style-name="P3">C VARIABLE EQUAL TO: <text:s/>2.2</text:p>
      <text:p text:style-name="P3">LINEAR KERNEL TYPE</text:p>
      <text:p text:style-name="P3">RESULTS FOR SLIDING WINDOW <text:s/>35</text:p>
      <text:p text:style-name="P3">Confusion matrix, without normalization</text:p>
      <text:p text:style-name="P3">[[4518 <text:s/>647]</text:p>
      <text:p text:style-name="P3"><text:s/>[ 807 1030]]</text:p>
      <text:p text:style-name="P3">Normalized confusion matrix</text:p>
      <text:p text:style-name="P3">[[ 0.87473379 <text:s/>0.12526621]</text:p>
      <text:p text:style-name="P3"><text:s/>[ 0.43930321 <text:s/>0.5606967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442541 <text:s/>0.79229122 <text:s/>0.77071429 <text:s/>0.80928571 <text:s/>0.785 <text:s text:c="4"/>]</text:p>
      <text:p text:style-name="P3">The accuracy for a sliding window of 35: 0.7923 (+/- 0.0276)</text:p>
      <text:p text:style-name="P3">Cross-Predicted Accuracy: -0.0730180578735</text:p>
      <text:p text:style-name="P3"/>
      <text:p text:style-name="P3"/>
      <text:p text:style-name="P3"/>
      <text:p text:style-name="P3">C VARIABLE EQUAL TO: <text:s/>2.3000000000000003</text:p>
      <text:p text:style-name="P3">LINEAR KERNEL TYPE</text:p>
      <text:p text:style-name="P3">RESULTS FOR SLIDING WINDOW <text:s/>35</text:p>
      <text:p text:style-name="P3"><text:soft-page-break/>Confusion matrix, without normalization</text:p>
      <text:p text:style-name="P3">[[4512 <text:s/>653]</text:p>
      <text:p text:style-name="P3"><text:s/>[ 803 1034]]</text:p>
      <text:p text:style-name="P3">Normalized confusion matrix</text:p>
      <text:p text:style-name="P3">[[ 0.87357212 <text:s/>0.12642788]</text:p>
      <text:p text:style-name="P3"><text:s/>[ 0.43712575 <text:s/>0.5628742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228408 <text:s/>0.79157744 <text:s/>0.77 <text:s text:c="7"/>0.80857143 <text:s/>0.78785714]</text:p>
      <text:p text:style-name="P3">The accuracy for a sliding window of 35: 0.7921 (+/- 0.0266)</text:p>
      <text:p text:style-name="P3">Cross-Predicted Accuracy: -0.0744940111856</text:p>
      <text:p text:style-name="P3"/>
      <text:p text:style-name="P3"/>
      <text:p text:style-name="P3"/>
      <text:p text:style-name="P3">C VARIABLE EQUAL TO: <text:s/>2.4000000000000004</text:p>
      <text:p text:style-name="P3">LINEAR KERNEL TYPE</text:p>
      <text:p text:style-name="P3">RESULTS FOR SLIDING WINDOW <text:s/>35</text:p>
      <text:p text:style-name="P3">Confusion matrix, without normalization</text:p>
      <text:p text:style-name="P3">[[4514 <text:s/>651]</text:p>
      <text:p text:style-name="P3"><text:s/>[ 807 1030]]</text:p>
      <text:p text:style-name="P3">Normalized confusion matrix</text:p>
      <text:p text:style-name="P3">[[ 0.87395934 <text:s/>0.12604066]</text:p>
      <text:p text:style-name="P3"><text:s/>[ 0.43930321 <text:s/>0.5606967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299786 <text:s/>0.79086367 <text:s/>0.76928571 <text:s/>0.80785714 <text:s/>0.78785714]</text:p>
      <text:p text:style-name="P3">The accuracy for a sliding window of 35: 0.7918 (+/- 0.0269)</text:p>
      <text:p text:style-name="P3">Cross-Predicted Accuracy: -0.0759699644977</text:p>
      <text:p text:style-name="P3"/>
      <text:p text:style-name="P3"/>
      <text:p text:style-name="P3"/>
      <text:p text:style-name="P3">C VARIABLE EQUAL TO: <text:s/>2.5</text:p>
      <text:p text:style-name="P3">LINEAR KERNEL TYPE</text:p>
      <text:p text:style-name="P3">RESULTS FOR SLIDING WINDOW <text:s/>35</text:p>
      <text:p text:style-name="P3">Confusion matrix, without normalization</text:p>
      <text:p text:style-name="P3">[[4510 <text:s/>655]</text:p>
      <text:p text:style-name="P3"><text:s/>[ 806 1031]]</text:p>
      <text:p text:style-name="P3">Normalized confusion matrix</text:p>
      <text:p text:style-name="P3">[[ 0.8731849 <text:s text:c="2"/>0.1268151 ]</text:p>
      <text:p text:style-name="P3"><text:soft-page-break/><text:s/>[ 0.43875885 <text:s/>0.5612411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157031 <text:s/>0.79086367 <text:s/>0.76857143 <text:s/>0.80785714 <text:s/>0.78785714]</text:p>
      <text:p text:style-name="P3">The accuracy for a sliding window of 35: 0.7913 (+/- 0.0270)</text:p>
      <text:p text:style-name="P3">Cross-Predicted Accuracy: -0.0781838944658</text:p>
      <text:p text:style-name="P3"/>
      <text:p text:style-name="P3"/>
      <text:p text:style-name="P3"/>
      <text:p text:style-name="P3">C VARIABLE EQUAL TO: <text:s/>2.6</text:p>
      <text:p text:style-name="P3">LINEAR KERNEL TYPE</text:p>
      <text:p text:style-name="P3">RESULTS FOR SLIDING WINDOW <text:s/>35</text:p>
      <text:p text:style-name="P3">Confusion matrix, without normalization</text:p>
      <text:p text:style-name="P3">[[4511 <text:s/>654]</text:p>
      <text:p text:style-name="P3"><text:s/>[ 804 1033]]</text:p>
      <text:p text:style-name="P3">Normalized confusion matrix</text:p>
      <text:p text:style-name="P3">[[ 0.87337851 <text:s/>0.12662149]</text:p>
      <text:p text:style-name="P3"><text:s/>[ 0.43767011 <text:s/>0.5623298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085653 <text:s/>0.79157744 <text:s/>0.77071429 <text:s/>0.80785714 <text:s/>0.78785714]</text:p>
      <text:p text:style-name="P3">The accuracy for a sliding window of 35: 0.7918 (+/- 0.0253)</text:p>
      <text:p text:style-name="P3">Cross-Predicted Accuracy: -0.0759699644977</text:p>
      <text:p text:style-name="P3"/>
      <text:p text:style-name="P3"/>
      <text:p text:style-name="P3"/>
      <text:p text:style-name="P3">C VARIABLE EQUAL TO: <text:s/>2.7</text:p>
      <text:p text:style-name="P3">LINEAR KERNEL TYPE</text:p>
      <text:p text:style-name="P3">RESULTS FOR SLIDING WINDOW <text:s/>35</text:p>
      <text:p text:style-name="P3">Confusion matrix, without normalization</text:p>
      <text:p text:style-name="P3">[[4512 <text:s/>653]</text:p>
      <text:p text:style-name="P3"><text:s/>[ 804 1033]]</text:p>
      <text:p text:style-name="P3">Normalized confusion matrix</text:p>
      <text:p text:style-name="P3">[[ 0.87357212 <text:s/>0.12642788]</text:p>
      <text:p text:style-name="P3"><text:s/>[ 0.43767011 <text:s/>0.5623298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><text:soft-page-break/></text:p>
      <text:p text:style-name="P3"><text:s text:c="11"/>avg / total <text:s text:c="6"/>0.79 <text:s text:c="5"/>0.79 <text:s text:c="5"/>0.79 <text:s text:c="5"/>7002</text:p>
      <text:p text:style-name="P3"/>
      <text:p text:style-name="P3">[ 0.80085653 <text:s/>0.79157744 <text:s/>0.77071429 <text:s/>0.80928571 <text:s/>0.78714286]</text:p>
      <text:p text:style-name="P3">The accuracy for a sliding window of 35: 0.7919 (+/- 0.0261)</text:p>
      <text:p text:style-name="P3">Cross-Predicted Accuracy: -0.0752319878416</text:p>
      <text:p text:style-name="P3"/>
      <text:p text:style-name="P3"/>
      <text:p text:style-name="P3"/>
      <text:p text:style-name="P3">C VARIABLE EQUAL TO: <text:s/>2.8000000000000003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9 <text:s/>656]</text:p>
      <text:p text:style-name="P3"><text:s/>[ 802 1035]]</text:p>
      <text:p text:style-name="P3">Normalized confusion matrix</text:p>
      <text:p text:style-name="P3">[[ 0.87299129 <text:s/>0.12700871]</text:p>
      <text:p text:style-name="P3"><text:s/>[ 0.43658138 <text:s/>0.563418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7987152 <text:s text:c="2"/>0.79157744 <text:s/>0.77071429 <text:s/>0.81 <text:s text:c="7"/>0.78785714]</text:p>
      <text:p text:style-name="P3">The accuracy for a sliding window of 35: 0.7918 (+/- 0.0259)</text:p>
      <text:p text:style-name="P3">Cross-Predicted Accuracy: -0.0759699644977</text:p>
      <text:p text:style-name="P3"/>
      <text:p text:style-name="P3"/>
      <text:p text:style-name="P3"/>
      <text:p text:style-name="P3">C VARIABLE EQUAL TO: <text:s/>2.9000000000000004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9 <text:s/>656]</text:p>
      <text:p text:style-name="P3"><text:s/>[ 807 1030]]</text:p>
      <text:p text:style-name="P3">Normalized confusion matrix</text:p>
      <text:p text:style-name="P3">[[ 0.87299129 <text:s/>0.12700871]</text:p>
      <text:p text:style-name="P3"><text:s/>[ 0.43930321 <text:s/>0.5606967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7987152 <text:s text:c="2"/>0.78872234 <text:s/>0.77 <text:s text:c="7"/>0.81071429 <text:s/>0.78714286]</text:p>
      <text:p text:style-name="P3">The accuracy for a sliding window of 35: 0.7911 (+/- 0.0270)</text:p>
      <text:p text:style-name="P3"><text:soft-page-break/>Cross-Predicted Accuracy: -0.0796598477778</text:p>
      <text:p text:style-name="P3"/>
      <text:p text:style-name="P3"/>
      <text:p text:style-name="P3"/>
      <text:p text:style-name="P3">C VARIABLE EQUAL TO: <text:s/>3.0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6 <text:s/>659]</text:p>
      <text:p text:style-name="P3"><text:s/>[ 805 1032]]</text:p>
      <text:p text:style-name="P3">Normalized confusion matrix</text:p>
      <text:p text:style-name="P3">[[ 0.87241045 <text:s/>0.12758955]</text:p>
      <text:p text:style-name="P3"><text:s/>[ 0.43821448 <text:s/>0.561785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79942898 <text:s/>0.78872234 <text:s/>0.77 <text:s text:c="7"/>0.80928571 <text:s/>0.78714286]</text:p>
      <text:p text:style-name="P3">The accuracy for a sliding window of 35: 0.7909 (+/- 0.0263)</text:p>
      <text:p text:style-name="P3">Cross-Predicted Accuracy: -0.0803978244339</text:p>
      <text:p text:style-name="P3"/>
      <text:p text:style-name="P3"/>
      <text:p text:style-name="P3"/>
      <text:p text:style-name="P3">C VARIABLE EQUAL TO: <text:s/>3.1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1 <text:s/>664]</text:p>
      <text:p text:style-name="P3"><text:s/>[ 806 1031]]</text:p>
      <text:p text:style-name="P3">Normalized confusion matrix</text:p>
      <text:p text:style-name="P3">[[ 0.8714424 <text:s text:c="2"/>0.1285576 ]</text:p>
      <text:p text:style-name="P3"><text:s/>[ 0.43875885 <text:s/>0.5612411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79728765 <text:s/>0.78729479 <text:s/>0.77 <text:s text:c="7"/>0.80785714 <text:s/>0.78785714]</text:p>
      <text:p text:style-name="P3">The accuracy for a sliding window of 35: 0.7901 (+/- 0.0250)</text:p>
      <text:p text:style-name="P3">Cross-Predicted Accuracy: -0.0848256843701</text:p>
      <text:p text:style-name="P3"/>
      <text:p text:style-name="P3"/>
      <text:p text:style-name="P3"/>
      <text:p text:style-name="P3">C VARIABLE EQUAL TO: <text:s/>3.2</text:p>
      <text:p text:style-name="P3"><text:soft-page-break/>LINEAR KERNEL TYPE</text:p>
      <text:p text:style-name="P3">RESULTS FOR SLIDING WINDOW <text:s/>35</text:p>
      <text:p text:style-name="P3">Confusion matrix, without normalization</text:p>
      <text:p text:style-name="P3">[[4506 <text:s/>659]</text:p>
      <text:p text:style-name="P3"><text:s/>[ 807 1030]]</text:p>
      <text:p text:style-name="P3">Normalized confusion matrix</text:p>
      <text:p text:style-name="P3">[[ 0.87241045 <text:s/>0.12758955]</text:p>
      <text:p text:style-name="P3"><text:s/>[ 0.43930321 <text:s/>0.5606967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79942898 <text:s/>0.78729479 <text:s/>0.77071429 <text:s/>0.80714286 <text:s/>0.78857143]</text:p>
      <text:p text:style-name="P3">The accuracy for a sliding window of 35: 0.7906 (+/- 0.0247)</text:p>
      <text:p text:style-name="P3">Cross-Predicted Accuracy: -0.0818737777459</text:p>
      <text:p text:style-name="P3"/>
      <text:p text:style-name="P3"/>
      <text:p text:style-name="P3"/>
      <text:p text:style-name="P3">C VARIABLE EQUAL TO: <text:s/>3.3000000000000003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7 <text:s/>658]</text:p>
      <text:p text:style-name="P3"><text:s/>[ 806 1031]]</text:p>
      <text:p text:style-name="P3">Normalized confusion matrix</text:p>
      <text:p text:style-name="P3">[[ 0.87260407 <text:s/>0.12739593]</text:p>
      <text:p text:style-name="P3"><text:s/>[ 0.43875885 <text:s/>0.5612411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085653 <text:s/>0.78586724 <text:s/>0.77142857 <text:s/>0.80714286 <text:s/>0.78928571]</text:p>
      <text:p text:style-name="P3">The accuracy for a sliding window of 35: 0.7909 (+/- 0.0248)</text:p>
      <text:p text:style-name="P3">Cross-Predicted Accuracy: -0.0803978244339</text:p>
      <text:p text:style-name="P3"/>
      <text:p text:style-name="P3"/>
      <text:p text:style-name="P3"/>
      <text:p text:style-name="P3">C VARIABLE EQUAL TO: <text:s/>3.4000000000000004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8 <text:s/>657]</text:p>
      <text:p text:style-name="P3"><text:s/>[ 807 1030]]</text:p>
      <text:p text:style-name="P3"><text:soft-page-break/>Normalized confusion matrix</text:p>
      <text:p text:style-name="P3">[[ 0.87279768 <text:s/>0.12720232]</text:p>
      <text:p text:style-name="P3"><text:s/>[ 0.43930321 <text:s/>0.5606967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228408 <text:s/>0.78515346 <text:s/>0.77071429 <text:s/>0.80785714 <text:s/>0.78857143]</text:p>
      <text:p text:style-name="P3">The accuracy for a sliding window of 35: 0.7909 (+/- 0.0263)</text:p>
      <text:p text:style-name="P3">Cross-Predicted Accuracy: -0.0803978244339</text:p>
      <text:p text:style-name="P3"/>
      <text:p text:style-name="P3"/>
      <text:p text:style-name="P3"/>
      <text:p text:style-name="P3">C VARIABLE EQUAL TO: <text:s/>3.5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2 <text:s/>663]</text:p>
      <text:p text:style-name="P3"><text:s/>[ 805 1032]]</text:p>
      <text:p text:style-name="P3">Normalized confusion matrix</text:p>
      <text:p text:style-name="P3">[[ 0.87163601 <text:s/>0.12836399]</text:p>
      <text:p text:style-name="P3"><text:s/>[ 0.43821448 <text:s/>0.561785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8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014276 <text:s/>0.78443969 <text:s/>0.77 <text:s text:c="7"/>0.80714286 <text:s/>0.79 <text:s text:c="5"/>]</text:p>
      <text:p text:style-name="P3">The accuracy for a sliding window of 35: 0.7903 (+/- 0.0257)</text:p>
      <text:p text:style-name="P3">Cross-Predicted Accuracy: -0.083349731058</text:p>
      <text:p text:style-name="P3"/>
      <text:p text:style-name="P3"/>
      <text:p text:style-name="P3"/>
      <text:p text:style-name="P3">C VARIABLE EQUAL TO: <text:s/>3.6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5 <text:s/>660]</text:p>
      <text:p text:style-name="P3"><text:s/>[ 804 1033]]</text:p>
      <text:p text:style-name="P3">Normalized confusion matrix</text:p>
      <text:p text:style-name="P3">[[ 0.87221684 <text:s/>0.12778316]</text:p>
      <text:p text:style-name="P3"><text:s/>[ 0.43767011 <text:s/>0.56232989]]</text:p>
      <text:p text:style-name="P3"><text:s text:c="24"/>precision <text:s text:c="3"/>recall <text:s/>f1-score <text:s text:c="2"/>support</text:p>
      <text:p text:style-name="P3"/>
      <text:p text:style-name="P3"><text:soft-page-break/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085653 <text:s/>0.78586724 <text:s/>0.77071429 <text:s/>0.80857143 <text:s/>0.78857143]</text:p>
      <text:p text:style-name="P3">The accuracy for a sliding window of 35: 0.7909 (+/- 0.0261)</text:p>
      <text:p text:style-name="P3">Cross-Predicted Accuracy: -0.0803978244339</text:p>
      <text:p text:style-name="P3"/>
      <text:p text:style-name="P3"/>
      <text:p text:style-name="P3"/>
      <text:p text:style-name="P3">C VARIABLE EQUAL TO: <text:s/>3.7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4 <text:s/>661]</text:p>
      <text:p text:style-name="P3"><text:s/>[ 802 1035]]</text:p>
      <text:p text:style-name="P3">Normalized confusion matrix</text:p>
      <text:p text:style-name="P3">[[ 0.87202323 <text:s/>0.12797677]</text:p>
      <text:p text:style-name="P3"><text:s/>[ 0.43658138 <text:s/>0.563418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80014276 <text:s/>0.78443969 <text:s/>0.77142857 <text:s/>0.80857143 <text:s/>0.79071429]</text:p>
      <text:p text:style-name="P3">The accuracy for a sliding window of 35: 0.7911 (+/- 0.0256)</text:p>
      <text:p text:style-name="P3">Cross-Predicted Accuracy: -0.0796598477778</text:p>
      <text:p text:style-name="P3"/>
      <text:p text:style-name="P3"/>
      <text:p text:style-name="P3"/>
      <text:p text:style-name="P3">C VARIABLE EQUAL TO: <text:s/>3.8000000000000003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7 <text:s/>658]</text:p>
      <text:p text:style-name="P3"><text:s/>[ 798 1039]]</text:p>
      <text:p text:style-name="P3">Normalized confusion matrix</text:p>
      <text:p text:style-name="P3">[[ 0.87260407 <text:s/>0.12739593]</text:p>
      <text:p text:style-name="P3"><text:s/>[ 0.43440392 <text:s/>0.5655960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7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<text:soft-page-break/>[ 0.80085653 <text:s/>0.78800857 <text:s/>0.77285714 <text:s/>0.80928571 <text:s/>0.78928571]</text:p>
      <text:p text:style-name="P3">The accuracy for a sliding window of 35: 0.7921 (+/- 0.0248)</text:p>
      <text:p text:style-name="P3">Cross-Predicted Accuracy: -0.0744940111856</text:p>
      <text:p text:style-name="P3"/>
      <text:p text:style-name="P3"/>
      <text:p text:style-name="P3"/>
      <text:p text:style-name="P3">C VARIABLE EQUAL TO: <text:s/>3.9000000000000004</text:p>
      <text:p text:style-name="P3">LINEAR KERNEL TYPE</text:p>
      <text:p text:style-name="P3">RESULTS FOR SLIDING WINDOW <text:s/>35</text:p>
      <text:p text:style-name="P3">Confusion matrix, without normalization</text:p>
      <text:p text:style-name="P3">[[4505 <text:s/>660]</text:p>
      <text:p text:style-name="P3"><text:s/>[ 800 1037]]</text:p>
      <text:p text:style-name="P3">Normalized confusion matrix</text:p>
      <text:p text:style-name="P3">[[ 0.87221684 <text:s/>0.12778316]</text:p>
      <text:p text:style-name="P3"><text:s/>[ 0.43549265 <text:s/>0.5645073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85 <text:s text:c="5"/>0.87 <text:s text:c="5"/>0.86 <text:s text:c="5"/>5165</text:p>
      <text:p text:style-name="P3">Class 1 == beta barrel <text:s text:c="6"/>0.61 <text:s text:c="5"/>0.56 <text:s text:c="5"/>0.59 <text:s text:c="5"/>1837</text:p>
      <text:p text:style-name="P3"/>
      <text:p text:style-name="P3"><text:s text:c="11"/>avg / total <text:s text:c="6"/>0.79 <text:s text:c="5"/>0.79 <text:s text:c="5"/>0.79 <text:s text:c="5"/>7002</text:p>
      <text:p text:style-name="P3"/>
      <text:p text:style-name="P3">[ 0.79942898 <text:s/>0.78658101 <text:s/>0.77214286 <text:s/>0.81071429 <text:s/>0.78857143]</text:p>
      <text:p text:style-name="P3">The accuracy for a sliding window of 35: 0.7915 (+/- 0.0259)</text:p>
      <text:p text:style-name="P3">Cross-Predicted Accuracy: -0.0774459178097</text:p>
      <text:p text:style-name="P3"/>
      <text:p text:style-name="P3"/>
      <text:p text:style-name="P5">HALF OF THE DATASET</text:p>
      <text:p text:style-name="P5">C VARIABLE EQUAL TO: <text:s/>10</text:p>
      <text:p text:style-name="P5">LINEAR KERNEL TYPE</text:p>
      <text:p text:style-name="P5">RESULTS FOR SLIDING WINDOW <text:s/>35</text:p>
      <text:p text:style-name="P5">Confusion matrix, without normalization</text:p>
      <text:p text:style-name="P5">[[4496 <text:s/>669]</text:p>
      <text:p text:style-name="P5"><text:s/>[ 806 1031]]</text:p>
      <text:p text:style-name="P5">Normalized confusion matrix</text:p>
      <text:p text:style-name="P5">[[ 0.87047435 <text:s/>0.12952565]</text:p>
      <text:p text:style-name="P5"><text:s/>[ 0.43875885 <text:s/>0.56124115]]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85 <text:s text:c="5"/>0.87 <text:s text:c="5"/>0.86 <text:s text:c="5"/>5165</text:p>
      <text:p text:style-name="P5">Class 1 == beta barrel <text:s text:c="6"/>0.61 <text:s text:c="5"/>0.56 <text:s text:c="5"/>0.58 <text:s text:c="5"/>1837</text:p>
      <text:p text:style-name="P5"/>
      <text:p text:style-name="P5"><text:s text:c="11"/>avg / total <text:s text:c="6"/>0.78 <text:s text:c="5"/>0.79 <text:s text:c="5"/>0.79 <text:s text:c="5"/>7002</text:p>
      <text:p text:style-name="P5"/>
      <text:p text:style-name="P5">[ 0.79514632 <text:s/>0.78301213 <text:s/>0.77357143 <text:s/>0.81285714 <text:s/>0.78214286]</text:p>
      <text:p text:style-name="P5">The accuracy for a sliding window of 35: 0.7893 (+/- 0.0272)</text:p>
      <text:p text:style-name="P5">Cross-Predicted Accuracy: -0.0885155676502</text:p>
      <text:p text:style-name="P5"/>
      <text:p text:style-name="P5"/>
      <text:p text:style-name="P5"><text:soft-page-break/></text:p>
      <text:p text:style-name="P5">C VARIABLE EQUAL TO: <text:s/>20</text:p>
      <text:p text:style-name="P5">LINEAR KERNEL TYPE</text:p>
      <text:p text:style-name="P5">RESULTS FOR SLIDING WINDOW <text:s/>35</text:p>
      <text:p text:style-name="P5">Confusion matrix, without normalization</text:p>
      <text:p text:style-name="P5">[[4490 <text:s/>675]</text:p>
      <text:p text:style-name="P5"><text:s/>[ 808 1029]]</text:p>
      <text:p text:style-name="P5">Normalized confusion matrix</text:p>
      <text:p text:style-name="P5">[[ 0.86931268 <text:s/>0.13068732]</text:p>
      <text:p text:style-name="P5"><text:s/>[ 0.43984758 <text:s/>0.56015242]]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85 <text:s text:c="5"/>0.87 <text:s text:c="5"/>0.86 <text:s text:c="5"/>5165</text:p>
      <text:p text:style-name="P5">Class 1 == beta barrel <text:s text:c="6"/>0.60 <text:s text:c="5"/>0.56 <text:s text:c="5"/>0.58 <text:s text:c="5"/>1837</text:p>
      <text:p text:style-name="P5"/>
      <text:p text:style-name="P5"><text:s text:c="11"/>avg / total <text:s text:c="6"/>0.78 <text:s text:c="5"/>0.79 <text:s text:c="5"/>0.79 <text:s text:c="5"/>7002</text:p>
      <text:p text:style-name="P5"/>
      <text:p text:style-name="P5">[ 0.79371877 <text:s/>0.78586724 <text:s/>0.76857143 <text:s/>0.81285714 <text:s/>0.78 <text:s text:c="5"/>]</text:p>
      <text:p text:style-name="P5">The accuracy for a sliding window of 35: 0.7882 (+/- 0.0296)</text:p>
      <text:p text:style-name="P5">Cross-Predicted Accuracy: -0.0944193808985</text:p>
      <text:p text:style-name="P5"/>
      <text:p text:style-name="P5"/>
      <text:p text:style-name="P5"/>
      <text:p text:style-name="P5">C VARIABLE EQUAL TO: <text:s/>30</text:p>
      <text:p text:style-name="P5">LINEAR KERNEL TYPE</text:p>
      <text:p text:style-name="P5">RESULTS FOR SLIDING WINDOW <text:s/>35</text:p>
      <text:p text:style-name="P5">Confusion matrix, without normalization</text:p>
      <text:p text:style-name="P5">[[4494 <text:s/>671]</text:p>
      <text:p text:style-name="P5"><text:s/>[ 800 1037]]</text:p>
      <text:p text:style-name="P5">Normalized confusion matrix</text:p>
      <text:p text:style-name="P5">[[ 0.87008712 <text:s/>0.12991288]</text:p>
      <text:p text:style-name="P5"><text:s/>[ 0.43549265 <text:s/>0.56450735]]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85 <text:s text:c="5"/>0.87 <text:s text:c="5"/>0.86 <text:s text:c="5"/>5165</text:p>
      <text:p text:style-name="P5">Class 1 == beta barrel <text:s text:c="6"/>0.61 <text:s text:c="5"/>0.56 <text:s text:c="5"/>0.59 <text:s text:c="5"/>1837</text:p>
      <text:p text:style-name="P5"/>
      <text:p text:style-name="P5"><text:s text:c="11"/>avg / total <text:s text:c="6"/>0.79 <text:s text:c="5"/>0.79 <text:s text:c="5"/>0.79 <text:s text:c="5"/>7002</text:p>
      <text:p text:style-name="P5"/>
      <text:p text:style-name="P5">[ 0.79514632 <text:s/>0.78658101 <text:s/>0.77357143 <text:s/>0.81428571 <text:s/>0.78 <text:s text:c="5"/>]</text:p>
      <text:p text:style-name="P5">The accuracy for a sliding window of 35: 0.7899 (+/- 0.0283)</text:p>
      <text:p text:style-name="P5">Cross-Predicted Accuracy: -0.0855636610261</text:p>
      <text:p text:style-name="P5"/>
      <text:p text:style-name="P5"/>
      <text:p text:style-name="P5"/>
      <text:p text:style-name="P5">C VARIABLE EQUAL TO: <text:s/>40</text:p>
      <text:p text:style-name="P5">LINEAR KERNEL TYPE</text:p>
      <text:p text:style-name="P5">RESULTS FOR SLIDING WINDOW <text:s/>35</text:p>
      <text:p text:style-name="P5">Confusion matrix, without normalization</text:p>
      <text:p text:style-name="P5"><text:soft-page-break/>[[4485 <text:s/>680]</text:p>
      <text:p text:style-name="P5"><text:s/>[ 802 1035]]</text:p>
      <text:p text:style-name="P5">Normalized confusion matrix</text:p>
      <text:p text:style-name="P5">[[ 0.86834463 <text:s/>0.13165537]</text:p>
      <text:p text:style-name="P5"><text:s/>[ 0.43658138 <text:s/>0.56341862]]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85 <text:s text:c="5"/>0.87 <text:s text:c="5"/>0.86 <text:s text:c="5"/>5165</text:p>
      <text:p text:style-name="P5">Class 1 == beta barrel <text:s text:c="6"/>0.60 <text:s text:c="5"/>0.56 <text:s text:c="5"/>0.58 <text:s text:c="5"/>1837</text:p>
      <text:p text:style-name="P5"/>
      <text:p text:style-name="P5"><text:s text:c="11"/>avg / total <text:s text:c="6"/>0.78 <text:s text:c="5"/>0.79 <text:s text:c="5"/>0.79 <text:s text:c="5"/>7002</text:p>
      <text:p text:style-name="P5"/>
      <text:p text:style-name="P5">[ 0.79371877 <text:s/>0.78301213 <text:s/>0.77071429 <text:s/>0.81428571 <text:s/>0.78 <text:s text:c="5"/>]</text:p>
      <text:p text:style-name="P5">The accuracy for a sliding window of 35: 0.7883 (+/- 0.0298)</text:p>
      <text:p text:style-name="P5">Cross-Predicted Accuracy: -0.0936814042425</text:p>
      <text:p text:style-name="P5"/>
      <text:p text:style-name="P5"/>
      <text:p text:style-name="P5"/>
      <text:p text:style-name="P5">C VARIABLE EQUAL TO: <text:s/>50</text:p>
      <text:p text:style-name="P5">LINEAR KERNEL TYPE</text:p>
      <text:p text:style-name="P5">RESULTS FOR SLIDING WINDOW <text:s/>35</text:p>
      <text:p text:style-name="P5">Confusion matrix, without normalization</text:p>
      <text:p text:style-name="P5">[[4483 <text:s/>682]</text:p>
      <text:p text:style-name="P5"><text:s/>[ 801 1036]]</text:p>
      <text:p text:style-name="P5">Normalized confusion matrix</text:p>
      <text:p text:style-name="P5">[[ 0.86795741 <text:s/>0.13204259]</text:p>
      <text:p text:style-name="P5"><text:s/>[ 0.43603702 <text:s/>0.56396298]]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85 <text:s text:c="5"/>0.87 <text:s text:c="5"/>0.86 <text:s text:c="5"/>5165</text:p>
      <text:p text:style-name="P5">Class 1 == beta barrel <text:s text:c="6"/>0.60 <text:s text:c="5"/>0.56 <text:s text:c="5"/>0.58 <text:s text:c="5"/>1837</text:p>
      <text:p text:style-name="P5"/>
      <text:p text:style-name="P5"><text:s text:c="11"/>avg / total <text:s text:c="6"/>0.78 <text:s text:c="5"/>0.79 <text:s text:c="5"/>0.79 <text:s text:c="5"/>7002</text:p>
      <text:p text:style-name="P5"/>
      <text:p text:style-name="P5">[ 0.793005 <text:s text:c="3"/>0.78586724 <text:s/>0.76857143 <text:s/>0.81285714 <text:s/>0.78071429]</text:p>
      <text:p text:style-name="P5">The accuracy for a sliding window of 35: 0.7882 (+/- 0.0294)</text:p>
      <text:p text:style-name="P5">Cross-Predicted Accuracy: -0.09441938089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28:37.150748729</meta:creation-date>
    <dc:date>2018-03-08T14:38:00.454145140</dc:date>
    <meta:editing-duration>PT18H59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3" meta:paragraph-count="782" meta:word-count="3853" meta:character-count="30997" meta:non-whitespace-character-count="22109"/>
  </office:meta>
</office:document-meta>
</file>